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958" officeooo:paragraph-rsid="00167958"/>
    </style:style>
    <style:style style:name="T1" style:family="text">
      <style:text-properties officeooo:rsid="0016c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1.</text:p>
      <text:p text:style-name="P1">First and second <text:span text:style-name="T1">susbst. law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30T20:34:02.621000000</meta:creation-date>
    <dc:date>2023-07-30T20:34:15.816000000</dc:date>
    <meta:editing-duration>PT13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" meta:word-count="7" meta:character-count="38" meta:non-whitespace-character-count="33"/>
  </office:meta>
</office:document-meta>
</file>